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7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8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9" style:family="paragraph" style:parent-style-name="Standard">
      <style:text-properties fo:font-size="15pt" officeooo:rsid="0036865f" officeooo:paragraph-rsid="0036865f" style:font-size-asian="15pt" style:font-size-complex="15pt"/>
    </style:style>
    <style:style style:name="P10" style:family="paragraph" style:parent-style-name="Standard">
      <style:text-properties fo:font-size="15pt" officeooo:rsid="0033906c" officeooo:paragraph-rsid="0033906c" style:font-size-asian="15pt" style:font-size-complex="15pt"/>
    </style:style>
    <style:style style:name="P11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P12" style:family="paragraph" style:parent-style-name="Standard">
      <style:text-properties fo:font-size="15pt" officeooo:rsid="0041722c" officeooo:paragraph-rsid="0041722c" style:font-size-asian="15pt" style:font-size-complex="15pt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officeooo:rsid="004340cb" officeooo:paragraph-rsid="004340cb" style:font-size-asian="15pt" style:font-size-complex="15pt"/>
    </style:style>
    <style:style style:name="T1" style:family="text">
      <style:text-properties officeooo:rsid="00283f04"/>
    </style:style>
    <style:style style:name="T2" style:family="text">
      <style:text-properties officeooo:rsid="002fe654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5" style:family="text">
      <style:text-properties officeooo:rsid="0038d416"/>
    </style:style>
    <style:style style:name="T6" style:family="text">
      <style:text-properties officeooo:rsid="0039efa7"/>
    </style:style>
    <style:style style:name="T7" style:family="text">
      <style:text-properties officeooo:rsid="0041f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"/>
      <text:p text:style-name="P11"/>
      <text:p text:style-name="P9">Backlighting Leds for IFEI – where to terminate or all 3*</text:p>
      <text:p text:style-name="P5">3D Mount for Mirror Displays</text:p>
      <text:p text:style-name="P4">Add white dot to real ECM select switch</text:p>
      <text:p text:style-name="P1">Redo ECM Knob – needs to be correct hole size</text:p>
      <text:p text:style-name="P2">Seat support to prevent it tipping back – perhaps attached to rear rail <text:span text:style-name="T7">or exend a horizontal one along both sides and attached with bolts front and back</text:span></text:p>
      <text:p text:style-name="P3">Adjust dimensions of Left Aux panel – current not sitting flat</text:p>
      <text:p text:style-name="P7">Find right dept<text:span text:style-name="T1">h</text:span> for 3mm bolts for standby instruments current ones a fraction long <text:span text:style-name="T2">(there a mix of depths – check Ben re </text:span><text:span text:style-name="T5">gauges</text:span></text:p>
      <text:p text:style-name="P3">Bolt Frames together</text:p>
      <text:p text:style-name="P12">Power options for Monitors in Pit</text:p>
      <text:p text:style-name="P10">Draw up output system diagram for Outputs</text:p>
      <text:p text:style-name="P9">Valida<text:span text:style-name="T5">t</text:span>e if Bucks can power a Pi – <text:span text:style-name="T5">use power meter</text:span></text:p>
      <text:p text:style-name="P8"/>
      <text:p text:style-name="P14">PCBs</text:p>
      <text:p text:style-name="P1">PCBs for RWR and ECM – Luke done RWR – <text:span text:style-name="T2">check pinout from Luke</text:span></text:p>
      <text:p text:style-name="P1">PCB for Hud Control</text:p>
      <text:p text:style-name="P1">PCB for Seat</text:p>
      <text:p text:style-name="P6">PCBs using large leds – originals flood light PCBs were too small</text:p>
      <text:p text:style-name="P1"/>
      <text:p text:style-name="P1"><text:span text:style-name="T3">Stuff to purcha</text:span><text:span text:style-name="T4">s</text:span><text:span text:style-name="T3">e</text:span></text:p>
      <text:p text:style-name="P15">Bulbs and bulb holders for flood lights</text:p>
      <text:p text:style-name="P13"/>
      <text:p text:style-name="P13">Low Priority</text:p>
      <text:p text:style-name="P1">Arduino driving MosFETs for different backlighting of Led </text:p>
      <text:p text:style-name="P5">3D Model of <text:span text:style-name="T6">C</text:span>anopy <text:span text:style-name="T6">B</text:span>ow flood light</text:p>
      <text:p text:style-name="P5">3D Mode<text:span text:style-name="T6">l</text:span> of <text:span text:style-name="T6">F</text:span>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22T05:25:39.984263962</dc:date>
    <meta:editing-duration>PT13H16M51S</meta:editing-duration>
    <meta:editing-cycles>35</meta:editing-cycles>
    <meta:generator>LibreOffice/6.4.4.2$MacOSX_X86_64 LibreOffice_project/3d775be2011f3886db32dfd395a6a6d1ca2630ff</meta:generator>
    <meta:print-date>2021-08-10T07:24:21.745104693</meta:print-date>
    <meta:document-statistic meta:table-count="0" meta:image-count="0" meta:object-count="0" meta:page-count="1" meta:paragraph-count="23" meta:word-count="184" meta:character-count="1021" meta:non-whitespace-character-count="850"/>
  </office:meta>
</office:document-meta>
</file>